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Verdana1"/>
    </style:style>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weet and Sour Chicken</text:p>
      <text:p text:style-name="Standard">Crystal Miller</text:p>
      <text:p text:style-name="Standard"/>
      <text:p text:style-name="Standard">2 cups cut up chicken pieces, cooked</text:p>
      <text:p text:style-name="Standard">1 T olive oil</text:p>
      <text:p text:style-name="Standard">1 cup celery, chopped</text:p>
      <text:p text:style-name="Standard">½ cup green pepper, chopped</text:p>
      <text:p text:style-name="Standard">1 small to medium sweet onion, sliced thinly</text:p>
      <text:p text:style-name="Standard">1 20 oz. can pineapple, drain and save juice</text:p>
      <text:p text:style-name="Standard">1/3 cup apple cider vinegar</text:p>
      <text:p text:style-name="Standard">¼ cup honey</text:p>
      <text:p text:style-name="Standard">2 T soy sauce</text:p>
      <text:p text:style-name="Standard">2 T cornstarch</text:p>
      <text:p text:style-name="Standard"/>
      <text:p text:style-name="Standard">In a large frying pan heat oil and add celery, green pepper and onion.  Cook until veggies are tender and onion is transparent. Add chicken meat to this and heat up on low.</text:p>
      <text:p text:style-name="Standard"/>
      <text:p text:style-name="Standard">Take drained pineapple juice and add water if necessary to make one cup.  In a small bowl mix pineapple juice, apple cider vinegar, honey, soy sauce and cornstarch.</text:p>
      <text:p text:style-name="Standard"/>
      <text:p text:style-name="Standard">Add the pineapple juice mixture to the veggies and chicken and heat and stir on medium high until the sauce is thickened. Add the pineapple. </text:p>
      <text:p text:style-name="Standard"/>
      <text:p text:style-name="Standard">Serve this over brown ric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2:58:27.02</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6" meta:word-count="149" meta:character-count="790"/>
  </office:meta>
</office:document-meta>
</file>